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NanumBarunGothic" svg:font-family="NanumBarunGoth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anumBarunGothic1" svg:font-family="NanumBarunGothi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7e73" officeooo:paragraph-rsid="001a7e73"/>
    </style:style>
    <style:style style:name="P2" style:family="paragraph" style:parent-style-name="Standard">
      <style:text-properties officeooo:rsid="001c5229" officeooo:paragraph-rsid="001c5229"/>
    </style:style>
    <style:style style:name="P3" style:family="paragraph" style:parent-style-name="Standard">
      <style:text-properties officeooo:rsid="001c5229" officeooo:paragraph-rsid="001e2332"/>
    </style:style>
    <style:style style:name="P4" style:family="paragraph" style:parent-style-name="Standard">
      <style:text-properties officeooo:rsid="001f047f" officeooo:paragraph-rsid="001f047f"/>
    </style:style>
    <style:style style:name="P5" style:family="paragraph" style:parent-style-name="Standard">
      <style:text-properties officeooo:rsid="0020d744" officeooo:paragraph-rsid="0020d744"/>
    </style:style>
    <style:style style:name="P6" style:family="paragraph" style:parent-style-name="Standard">
      <style:text-properties officeooo:rsid="0020d744" officeooo:paragraph-rsid="002366d3"/>
    </style:style>
    <style:style style:name="P7" style:family="paragraph" style:parent-style-name="Standard">
      <style:text-properties officeooo:rsid="002366d3" officeooo:paragraph-rsid="002366d3"/>
    </style:style>
    <style:style style:name="P8" style:family="paragraph" style:parent-style-name="Standard">
      <style:text-properties fo:font-size="20pt" fo:font-weight="bold" officeooo:rsid="0020d744" officeooo:paragraph-rsid="002366d3" style:font-size-asian="20pt" style:font-weight-asian="bold" style:font-size-complex="20pt" style:font-weight-complex="bold"/>
    </style:style>
    <style:style style:name="P9" style:family="paragraph" style:parent-style-name="Standard">
      <style:text-properties fo:font-size="15pt" fo:font-weight="bold" officeooo:rsid="002366d3" officeooo:paragraph-rsid="002366d3" style:font-size-asian="15pt" style:font-weight-asian="bold" style:font-size-complex="15pt" style:font-weight-complex="bold"/>
    </style:style>
    <style:style style:name="P10" style:family="paragraph" style:parent-style-name="Standard">
      <style:text-properties fo:font-size="15pt" fo:font-weight="bold" officeooo:rsid="0020d744" officeooo:paragraph-rsid="0020d744" style:font-size-asian="15pt" style:font-weight-asian="bold" style:font-size-complex="15pt" style:font-weight-complex="bold"/>
    </style:style>
    <style:style style:name="P11" style:family="paragraph" style:parent-style-name="Standard">
      <style:text-properties fo:font-size="15pt" fo:font-weight="bold" officeooo:rsid="001c5229" officeooo:paragraph-rsid="001c5229" style:font-size-asian="15pt" style:font-weight-asian="bold" style:font-size-complex="15pt" style:font-weight-complex="bold"/>
    </style:style>
    <style:style style:name="P12" style:family="paragraph" style:parent-style-name="Standard">
      <style:text-properties fo:font-size="15pt" fo:font-weight="bold" officeooo:rsid="001f047f" officeooo:paragraph-rsid="001f047f" style:font-size-asian="15pt" style:font-weight-asian="bold" style:font-size-complex="15pt" style:font-weight-complex="bold"/>
    </style:style>
    <style:style style:name="P13" style:family="paragraph" style:parent-style-name="Standard">
      <style:text-properties fo:font-size="15pt" fo:font-weight="bold" officeooo:rsid="0023c0d2" officeooo:paragraph-rsid="0023c0d2" style:font-size-asian="15pt" style:font-weight-asian="bold" style:font-size-complex="15pt" style:font-weight-complex="bold"/>
    </style:style>
    <style:style style:name="P14" style:family="paragraph" style:parent-style-name="Standard">
      <style:text-properties fo:font-size="13pt" fo:font-weight="bold" officeooo:rsid="0020d744" officeooo:paragraph-rsid="0020d744" style:font-size-asian="13pt" style:font-weight-asian="bold" style:font-size-complex="13pt" style:font-weight-complex="bold"/>
    </style:style>
    <style:style style:name="P15" style:family="paragraph" style:parent-style-name="Standard">
      <style:text-properties fo:font-size="12pt" officeooo:rsid="002366d3" officeooo:paragraph-rsid="002366d3" style:font-size-asian="12pt" style:font-size-complex="12pt"/>
    </style:style>
    <style:style style:name="P16" style:family="paragraph" style:parent-style-name="Standard">
      <style:text-properties fo:font-weight="bold" officeooo:rsid="002366d3" officeooo:paragraph-rsid="002366d3" style:font-weight-asian="bold" style:font-weight-complex="bold"/>
    </style:style>
    <style:style style:name="P17" style:family="paragraph" style:parent-style-name="Standard">
      <style:text-properties fo:font-weight="bold" officeooo:rsid="001f047f" officeooo:paragraph-rsid="001f047f" style:font-weight-asian="bold" style:font-weight-complex="bold"/>
    </style:style>
    <style:style style:name="P18" style:family="paragraph" style:parent-style-name="Standard">
      <style:text-properties fo:font-weight="bold" officeooo:rsid="0020d744" officeooo:paragraph-rsid="0020d744" style:font-weight-asian="bold" style:font-weight-complex="bold"/>
    </style:style>
    <style:style style:name="P19" style:family="paragraph" style:parent-style-name="Standard">
      <style:text-properties officeooo:rsid="0023c0d2" officeooo:paragraph-rsid="0023c0d2"/>
    </style:style>
    <style:style style:name="P20" style:family="paragraph" style:parent-style-name="Standard_20__28_user_29_">
      <style:text-properties style:font-name="Liberation Serif" fo:font-size="12pt" officeooo:paragraph-rsid="0020d744" style:font-size-asian="12pt" style:font-size-complex="12pt"/>
    </style:style>
    <style:style style:name="P21" style:family="paragraph" style:parent-style-name="Standard_20__28_user_29_">
      <style:paragraph-properties fo:margin-left="0in" fo:margin-right="0in" fo:text-indent="0in" style:auto-text-indent="false" style:writing-mode="lr-tb"/>
      <style:text-properties style:font-name="Liberation Serif" fo:font-size="12pt" fo:language="en" fo:country="IN" style:letter-kerning="true" style:font-name-asian="Noto Sans CJK SC Regular" style:font-size-asian="12pt" style:language-asian="zh" style:country-asian="CN" style:font-name-complex="FreeSans" style:font-size-complex="12pt" style:language-complex="hi" style:country-complex="IN"/>
    </style:style>
    <style:style style:name="P22" style:family="paragraph" style:parent-style-name="Standard_20__28_user_29_">
      <style:paragraph-properties fo:margin-left="0in" fo:margin-right="0in" fo:text-indent="0in" style:auto-text-indent="false" style:writing-mode="lr-tb">
        <style:tab-stops>
          <style:tab-stop style:position="1.198in"/>
        </style:tab-stops>
      </style:paragraph-properties>
      <style:text-properties style:font-name="Liberation Serif" fo:font-size="12pt" fo:language="en" fo:country="IN" style:letter-kerning="true" style:font-name-asian="Noto Sans CJK SC Regular" style:font-size-asian="12pt" style:language-asian="zh" style:country-asian="CN" style:font-name-complex="FreeSans" style:font-size-complex="12pt" style:language-complex="hi" style:country-complex="IN"/>
    </style:style>
    <style:style style:name="P23" style:family="paragraph" style:parent-style-name="Standard_20__28_user_29_">
      <style:paragraph-properties fo:margin-left="0in" fo:margin-right="0in" fo:text-indent="0in" style:auto-text-indent="false" style:writing-mode="lr-tb">
        <style:tab-stops>
          <style:tab-stop style:position="1.198in"/>
        </style:tab-stops>
      </style:paragraph-properties>
      <style:text-properties style:font-name="Liberation Serif" fo:font-size="12pt" style:font-size-asian="12pt" style:font-size-complex="12pt"/>
    </style:style>
    <style:style style:name="P24" style:family="paragraph" style:parent-style-name="Standard_20__28_user_29_">
      <style:paragraph-properties fo:margin-left="0in" fo:margin-right="0in" fo:text-indent="0in" style:auto-text-indent="false" style:writing-mode="lr-tb">
        <style:tab-stops>
          <style:tab-stop style:position="1.198in"/>
        </style:tab-stops>
      </style:paragraph-properties>
      <style:text-properties style:font-name="Liberation Serif" fo:font-size="15pt" fo:font-weight="bold" style:font-size-asian="15pt" style:font-weight-asian="bold" style:font-size-complex="15pt" style:font-weight-complex="bold"/>
    </style:style>
    <style:style style:name="P25" style:family="paragraph" style:parent-style-name="Standard_20__28_user_29_">
      <style:paragraph-properties fo:margin-left="0in" fo:margin-right="0in" fo:text-indent="0in" style:auto-text-indent="false" style:writing-mode="lr-tb">
        <style:tab-stops>
          <style:tab-stop style:position="1.198in"/>
        </style:tab-stops>
      </style:paragraph-properties>
      <style:text-properties style:font-name="Liberation Serif" fo:font-size="15pt" fo:font-weight="bold" officeooo:rsid="0023c0d2" officeooo:paragraph-rsid="0023c0d2" style:font-size-asian="15pt" style:font-weight-asian="bold" style:font-size-complex="15pt" style:font-weight-complex="bold"/>
    </style:style>
    <style:style style:name="P26" style:family="paragraph" style:parent-style-name="Standard_20__28_user_29_">
      <style:paragraph-properties fo:margin-left="0in" fo:margin-right="0in" fo:text-indent="0in" style:auto-text-indent="false" style:writing-mode="lr-tb">
        <style:tab-stops>
          <style:tab-stop style:position="1.198in"/>
        </style:tab-stops>
      </style:paragraph-properties>
      <style:text-properties style:font-name="Liberation Serif" fo:font-size="15pt" style:font-size-asian="15pt" style:font-size-complex="15pt"/>
    </style:style>
    <style:style style:name="T1" style:family="text">
      <style:text-properties officeooo:rsid="001c5229"/>
    </style:style>
    <style:style style:name="T2" style:family="text">
      <style:text-properties officeooo:rsid="001e2332"/>
    </style:style>
    <style:style style:name="T3" style:family="text">
      <style:text-properties officeooo:rsid="0020d744"/>
    </style:style>
    <style:style style:name="T4" style:family="text">
      <style:text-properties officeooo:rsid="002366d3"/>
    </style:style>
    <style:style style:name="T5" style:family="text">
      <style:text-properties fo:color="#333333" style:text-position="super 58%" style:font-name-complex="NanumBarunGothic1"/>
    </style:style>
    <style:style style:name="T6" style:family="text">
      <style:text-properties fo:color="#333333" fo:language="en" fo:country="IN" style:letter-kerning="true" style:font-name-asian="Noto Sans CJK SC Regular" style:language-asian="zh" style:country-asian="CN" style:font-name-complex="NanumBarunGothic1" style:language-complex="hi" style:country-complex="IN"/>
    </style:style>
    <style:style style:name="T7" style:family="text">
      <style:text-properties fo:color="#333333" fo:language="en" fo:country="IN" officeooo:rsid="002366d3" style:letter-kerning="true" style:font-name-asian="Noto Sans CJK SC Regular" style:language-asian="zh" style:country-asian="CN" style:font-name-complex="NanumBarunGothic1" style:language-complex="hi" style:country-complex="IN"/>
    </style:style>
    <style:style style:name="T8" style:family="text">
      <style:text-properties fo:color="#333333" fo:language="en" fo:country="IN" style:letter-kerning="true" style:font-name-asian="Noto Sans CJK SC Regular" style:language-asian="zh" style:country-asian="CN" style:font-name-complex="FreeSans" style:language-complex="hi" style:country-complex="IN"/>
    </style:style>
    <style:style style:name="T9" style:family="text">
      <style:text-properties fo:color="#333333" fo:language="en" fo:country="IN" fo:font-weight="bold" style:letter-kerning="true" style:font-name-asian="Noto Sans CJK SC Regular" style:language-asian="zh" style:country-asian="CN" style:font-weight-asian="bold" style:font-name-complex="NanumBarunGothic1" style:language-complex="hi" style:country-complex="IN" style:font-weight-complex="bold"/>
    </style:style>
    <style:style style:name="T10" style:family="text">
      <style:text-properties fo:color="#333333" fo:language="en" fo:country="IN" fo:font-weight="bold" officeooo:rsid="0023c0d2" style:letter-kerning="true" style:font-name-asian="Noto Sans CJK SC Regular" style:language-asian="zh" style:country-asian="CN" style:font-weight-asian="bold" style:font-name-complex="NanumBarunGothic1" style:language-complex="hi" style:country-complex="IN" style:font-weight-complex="bold"/>
    </style:style>
    <style:style style:name="T11" style:family="text">
      <style:text-properties fo:font-size="20pt" fo:language="en" fo:country="IN" fo:font-weight="bold" officeooo:rsid="0020d744" style:letter-kerning="true" style:font-name-asian="Noto Sans CJK SC Regular" style:font-size-asian="20pt" style:language-asian="zh" style:country-asian="CN" style:font-weight-asian="bold" style:font-name-complex="NanumBarunGothic1" style:font-size-complex="20pt" style:language-complex="hi" style:country-complex="IN" style:font-weight-complex="bold"/>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weight="bold" officeooo:rsid="002366d3" style:font-size-asian="20pt" style:font-weight-asian="bold" style:font-size-complex="20pt" style:font-weight-complex="bold"/>
    </style:style>
    <style:style style:name="T14" style:family="text">
      <style:text-properties fo:language="en" fo:country="IN" officeooo:rsid="0020d744" style:letter-kerning="true" style:font-name-asian="Noto Sans CJK SC Regular" style:language-asian="zh" style:country-asian="CN" style:font-name-complex="NanumBarunGothic1" style:language-complex="hi" style:country-complex="IN"/>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fo:font-weight="bold" style:font-weight-asian="bold" style:font-weight-complex="bold"/>
    </style:style>
    <style:style style:name="T18" style:family="text">
      <style:text-properties fo:font-weight="bold" officeooo:rsid="002366d3" style:font-weight-asian="bold" style:font-weight-complex="bold"/>
    </style:style>
    <style:style style:name="T19" style:family="text">
      <style:text-properties fo:font-size="15pt" fo:language="en" fo:country="IN" fo:font-weight="bold" style:letter-kerning="true" style:font-name-asian="Noto Sans CJK SC Regular" style:font-size-asian="15pt" style:language-asian="zh" style:country-asian="CN" style:font-weight-asian="bold" style:font-name-complex="NanumBarunGothic1" style:font-size-complex="15pt" style:language-complex="hi" style:country-complex="IN" style:font-weight-complex="bold"/>
    </style:style>
    <style:style style:name="T20" style:family="text">
      <style:text-properties fo:font-size="15pt" fo:language="en" fo:country="IN" fo:font-weight="bold" officeooo:rsid="0023c0d2" style:letter-kerning="true" style:font-name-asian="Noto Sans CJK SC Regular" style:font-size-asian="15pt" style:language-asian="zh" style:country-asian="CN" style:font-weight-asian="bold" style:font-name-complex="NanumBarunGothic1" style:font-size-complex="15pt" style:language-complex="hi" style:country-complex="IN" style:font-weight-complex="bold"/>
    </style:style>
    <style:style style:name="T21" style:family="text">
      <style:text-properties officeooo:rsid="0023c0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tab/><text:tab/><text:tab/><text:span text:style-name="T4">PYTHON PROJECT</text:span></text:p>
      <text:p text:style-name="P6"><text:span text:style-name="T12"><text:tab/><text:tab/><text:tab/> <text:s text:c="3"/></text:span><text:span text:style-name="T13">TRACK: ALGORITHMS</text:span><text:span text:style-name="T4"><text:tab/><text:tab/><text:tab/><text:tab/><text:tab/><text:tab/><text:tab/><text:tab/><text:tab/><text:tab/><text:tab/><text:tab/><text:tab/><text:tab/>-</text:span><text:span text:style-name="T18">Kalyan (imt2018034)</text:span></text:p>
      <text:p text:style-name="P7"><text:span text:style-name="T17"><text:tab/><text:tab/><text:tab/><text:tab/><text:tab/><text:tab/><text:tab/><text:tab/><text:tab/><text:tab/>-Shashank (imt2018069)</text:span><text:tab/><text:tab/></text:p>
      <text:p text:style-name="P16"/>
      <text:p text:style-name="P9">INTRODUCTION:</text:p>
      <text:p text:style-name="P7">Our project is the implementation of two popular and well used algorithms, which are RSA Encryption and Huffman Encoding. </text:p>
      <text:p text:style-name="P6"><text:tab/><text:tab/><text:tab/><text:tab/><text:tab/><text:tab/><text:tab/><text:tab/><text:tab/><text:tab/><text:tab/></text:p>
      <text:p text:style-name="P5"/>
      <text:p text:style-name="P10">HUFFMAN ENCODING:</text:p>
      <text:p text:style-name="P1">Huffman encoding is an algorithm for data compression and it forms the basic idea behind data compression. It was developed by <text:s/>David A. Huffman while he was a Sc.D. student at MIT.</text:p>
      <text:p text:style-name="P1">If only frequencies of characters are used to compress the data, Huffman encoding is the optimal solution. Though using various other methods apart from frequencies of characters alone there are far better compression algorithms. </text:p>
      <text:p text:style-name="P1">Modern encoding schemes generally use 8/16 bits to represent a character, as they contain many special characters and some special symbols of other languages as well(apart from English). That is they represent 256 characters at a minimum.<text:line-break/>But in a general purpose text document there are only approximately <text:span text:style-name="T1">50-70</text:span> characters used, which are 10 numbers, a few punctuation symbols and 52 characters (Lower and upper case). So <text:span text:style-name="T1">if an encoding is created with only these number of characters in mind, the number of bits required are log(50) to log(70) </text:span></text:p>
      <text:p text:style-name="P2">(base 2). Which is 6-7 bits <text:span text:style-name="T21">long</text:span>, here alone an 1/8th to 2/8th of the space is saved.</text:p>
      <text:p text:style-name="P3">In the above encoding we’ve provided each character a new fixed encoding based on the characters occurring in a file. But we can further optimize the compression by representing characters that are more often used with smaller representations bit wise and ones which are less frequent by giving them longer representations. <text:span text:style-name="T2">The generation of the variable length encoding is done by the generation of a tree called a Huffman tree. The Huffman tree is a binary tree whose leaves represent the characters found in the file. The encoding of each character is given by the path of the leaf. The path of the leaf can be generated by starting from the root and if we go left assign a 0 and if we go right assign a 1. Like this trace the path towards the leave and find out the encoding. So two lefts and one right would be 001.</text:span> </text:p>
      <text:p text:style-name="P3">This is the basis of Huffman encoding reading a file and based on frequencies of characters in file, generating an optimal variable length encoding to represent these characters.</text:p>
      <text:p text:style-name="P2"/>
      <text:p text:style-name="P11"/>
      <text:p text:style-name="P12">STEPS TO IMPLEMENT ALGORITHM:</text:p>
      <text:p text:style-name="P17"/>
      <text:p text:style-name="P14">ENCODING:</text:p>
      <text:p text:style-name="P4">1) Run through file to create a dictionary of each character present in file and the frequencies of these <text:s text:c="3"/>characters.</text:p>
      <text:p text:style-name="P4">2) Generation of Huffman Tree:</text:p>
      <text:p text:style-name="P4"><text:s text:c="4"/>The generation of a Huffman Tree is done by using a recursive algorithm which follows the <text:s text:c="27"/>following steps:</text:p>
      <text:p text:style-name="P4"><text:tab/>a) Create a collection of singleton trees, with their weights equal to the character frequency.</text:p>
      <text:p text:style-name="P4"><text:soft-page-break/><text:tab/>b) Take the two smallest trees combine them to form a new tree whose weight is equal to the<text:tab/><text:tab/> sum of the weights of the individual trees. This new tree should have a left sub-tree as one of <text:tab/>the original trees and one right sub-tree as the other original tree. Put this new tree back into the <text:tab/>collection.</text:p>
      <text:p text:style-name="P4"><text:tab/>c) Repeat this process until only one tree is remaining, this tree is the Huffman Tree.</text:p>
      <text:p text:style-name="P4">3) <text:span text:style-name="T3">Using the Huffman Tree, convert the inputted file to a compressed version by replacing each character by appropriate binary stored in byte arrays.</text:span></text:p>
      <text:p text:style-name="P5">4) Put the dictionary as the header of the file for decoding purposes.</text:p>
      <text:p text:style-name="P5"/>
      <text:p text:style-name="P14">DECODING:</text:p>
      <text:p text:style-name="P5">1) Read the compressed file, and extract the dictionary and generate the Huffman tree to decode.</text:p>
      <text:p text:style-name="P5">2) Read the rest of the file and convert to a binary string.</text:p>
      <text:p text:style-name="P5">3) Using the Huffman tree decode the binary string to extract the original file.</text:p>
      <text:p text:style-name="P5"/>
      <text:p text:style-name="P5"/>
      <text:p text:style-name="P18"/>
      <text:p text:style-name="P9">REFERENCES:</text:p>
      <text:p text:style-name="P15">https://web.stanford.edu/class/archive/cs/cs106b/cs106b.1126/handouts/220%20Huffman%20Encoding.pdf</text:p>
      <text:p text:style-name="P5"/>
      <text:p text:style-name="P5"/>
      <text:p text:style-name="P5"/>
      <text:p text:style-name="P20"><text:span text:style-name="T14"><text:tab/><text:tab/><text:tab/><text:tab/><text:tab/></text:span><text:span text:style-name="T11">RSA Encryption</text:span></text:p>
      <text:p text:style-name="P21"/>
      <text:p text:style-name="P23"><text:span text:style-name="T19">W</text:span><text:span text:style-name="T20">HAT IS RSA ENCRYPTION?</text:span><text:line-break/><text:span text:style-name="T6">RSA encryption is a public-key encryption technology developed by RSA Data Security. The RSA algorithm is based on the difficulty in factoring very large numbers. Based on this principle, the RSA encryption algorithm uses prime factorization as the trap door for encryption. Deducing an RSA key, therefore, takes a huge amount of time and processing power. RSA is the standard encryption method for important data, especially data that's transmitted over the Internet.</text:span><text:line-break/><text:span text:style-name="T6">RSA stands for the creators of the technique, Rivest, Shamir and Adelman. </text:span></text:p>
      <text:p text:style-name="P22"/>
      <text:p text:style-name="P25"><text:span text:style-name="T6">PRINCIPLE:</text:span></text:p>
      <text:p text:style-name="P23"><text:span text:style-name="T6">RSA consists of two sets of keys called a public key and a private key. Thus, it is called an asymmetric encryption algorithm. Everyone has access to the public key so that anyone can encrypt the data, but only one person has the private key and only that person can decrypt the data.</text:span></text:p>
      <text:p text:style-name="P23"><text:span text:style-name="T6">The public key consist of <text:s/>a pair of values (e,n) and the private key consist of <text:s/>a number d.</text:span></text:p>
      <text:p text:style-name="P23"><text:span text:style-name="T6">RSA works on the principle of Extended Euclidian Algorithm.</text:span></text:p>
      <text:p text:style-name="P23"><text:span text:style-name="T6">Let the text to be sent be reprsented as m.</text:span></text:p>
      <text:p text:style-name="P22"/>
      <text:p text:style-name="P23"><text:span text:style-name="T6">Then encrypted data = m </text:span><text:span text:style-name="T5">e</text:span><text:span text:style-name="T6"> (mod n) = t</text:span></text:p>
      <text:p text:style-name="P22"/>
      <text:p text:style-name="P23"><text:span text:style-name="T6">We then generate the private key d such that,</text:span></text:p>
      <text:p text:style-name="P23"><text:span text:style-name="T8"><text:tab/></text:span><text:span text:style-name="T6">m = t </text:span><text:span text:style-name="T5">d</text:span><text:span text:style-name="T6"> (mod n)</text:span></text:p>
      <text:p text:style-name="P22"/>
      <text:p text:style-name="P24"><text:span text:style-name="T6"/></text:p>
      <text:p text:style-name="P24"><text:span text:style-name="T6"/></text:p>
      <text:p text:style-name="P24"><text:soft-page-break/><text:span text:style-name="T6">How does it work?</text:span></text:p>
      <text:p text:style-name="P23"><text:span text:style-name="T6">RSA Encryption is based on Extended Euclidian Algorithm.</text:span></text:p>
      <text:p text:style-name="P23"><text:span text:style-name="T6">First, to encrypt a message, we need to convert it into an integer. The above algorithm uses ASCII values of each char</text:span><text:span text:style-name="T7">a</text:span><text:span text:style-name="T6">cter to convert it into an integer.</text:span></text:p>
      <text:p text:style-name="P22"/>
      <text:p text:style-name="P23"><text:span text:style-name="T6">Second, we pick a number n which is the product of two very large prime numbers. The above algorithm picks two different random numbers from a given list of primes. The value of the primes are such that the computation occurs in reasonable time and it the encryption is secure.</text:span></text:p>
      <text:p text:style-name="P22"/>
      <text:p text:style-name="P23"><text:span text:style-name="T6"><text:s text:c="71"/>n <text:s/>= p1 * p2</text:span></text:p>
      <text:p text:style-name="P22"/>
      <text:p text:style-name="P23"><text:span text:style-name="T6">Next, we define a value psi such that,<text:tab/><text:tab/><text:tab/><text:tab/></text:span></text:p>
      <text:p text:style-name="P23"><text:span text:style-name="T8"><text:tab/><text:tab/><text:tab/></text:span></text:p>
      <text:p text:style-name="P23"><text:span text:style-name="T8"><text:tab/><text:tab/><text:tab/></text:span><text:span text:style-name="T6">psi <text:s/>= (p1 - 1) * (p2 – 1)</text:span></text:p>
      <text:p text:style-name="P22"/>
      <text:p text:style-name="P23"><text:span text:style-name="T6">Using this value of psi, we generate the public key e, by passing it to the public_key function.</text:span></text:p>
      <text:p text:style-name="P22"/>
      <text:p text:style-name="P23"><text:span text:style-name="T6">After generating e, the message is encrypted by reading the text from the data file letter by letter and encryting in with the encode(t,e,n) function.</text:span></text:p>
      <text:p text:style-name="P22"/>
      <text:p text:style-name="P23"><text:span text:style-name="T6">We then generate the private key by passing e and psi to the findModInverse(e,psi) function.</text:span></text:p>
      <text:p text:style-name="P22"/>
      <text:p text:style-name="P23"><text:span text:style-name="T6">We then use the private key to decode the data from the data file, by decrypting the file charecter by charecter.</text:span></text:p>
      <text:p text:style-name="P22"/>
      <text:p text:style-name="P22"/>
      <text:p text:style-name="P22"/>
      <text:p text:style-name="P26"><text:span text:style-name="T9">R</text:span><text:span text:style-name="T10">EFERENCES</text:span><text:span text:style-name="T9">:</text:span></text:p>
      <text:p text:style-name="P23"><text:span text:style-name="T6">https://www.geeksforgeeks.org/rsa-algorithm-cryptography/</text:span></text:p>
      <text:p text:style-name="P23"><text:span text:style-name="T6">https://en.wikipedia.org/wiki/Extended_Euclidean_algorithm</text:span></text:p>
      <text:p text:style-name="P5"><text:a xlink:type="simple" xlink:href="https://www.geeksforgeeks.org/rsa-algorithm-cryptography/" text:style-name="Internet_20_link" text:visited-style-name="Visited_20_Internet_20_Link"><text:span text:style-name="T16"/></text:a></text:p>
      <text:p text:style-name="P5"><text:span text:style-name="T16"/></text:p>
      <text:p text:style-name="P5"><text:span text:style-name="T16"/></text:p>
      <text:p text:style-name="P13"><text:span text:style-name="T15">CONCLUSION:</text:span></text:p>
      <text:p text:style-name="P19"><text:span text:style-name="T16">RSA Encryption is virtually uncrackable and is used to secure sensitive data, when sent around the internet. It is used in chat applications, emails and many other places on the internet. <text:line-break/>Huffman Encoding on the other hands forms the basis for all data compression algorithms, without which we wouldn’t be able to send and receive or even have the space to store most videos and images.</text:span></text:p>
      <text:p text:style-name="P19"><text:span text:style-name="T16">On the whole the process of implementing these algorithms was an exciting one, and a great learning exper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NanumBarunGothic" svg:font-family="NanumBarunGoth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anumBarunGothic1" svg:font-family="NanumBarunGothi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23:44:40.750935382</meta:creation-date>
    <dc:date>2018-12-01T03:11:35.526227973</dc:date>
    <meta:editing-duration>PT10M14S</meta:editing-duration>
    <meta:editing-cycles>1</meta:editing-cycles>
    <meta:document-statistic meta:table-count="0" meta:image-count="0" meta:object-count="0" meta:page-count="3" meta:paragraph-count="57" meta:word-count="1086" meta:character-count="6622" meta:non-whitespace-character-count="5404"/>
    <meta:generator>LibreOffice/6.0.6.2$Linux_X86_64 LibreOffice_project/00m0$Build-2</meta:generator>
  </office:meta>
</office:document-meta>
</file>